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2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2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2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2" fo:font-size="11pt" style:font-size-asian="10.5pt"/>
    </style:style>
    <style:style style:name="T7" style:family="text">
      <style:text-properties style:font-name="Liberation Sans2" fo:font-size="11pt" officeooo:rsid="009cb031" style:font-size-asian="10.5pt"/>
    </style:style>
    <style:style style:name="T8" style:family="text">
      <style:text-properties style:font-name="Liberation Sans2" fo:font-size="11pt" officeooo:rsid="00a0b7d9" style:font-size-asian="10.5pt"/>
    </style:style>
    <style:style style:name="T9" style:family="text">
      <style:text-properties style:font-name="Liberation Sans2" fo:font-size="11pt" officeooo:rsid="00a5cddc" style:font-size-asian="10.5pt"/>
    </style:style>
    <style:style style:name="T10" style:family="text">
      <style:text-properties style:font-name="Liberation Sans2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2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2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2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2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2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2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2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2" fo:font-size="11pt" fo:font-weight="bold" style:font-size-asian="10.5pt" style:font-weight-asian="bold" style:font-weight-complex="bold"/>
    </style:style>
    <style:style style:name="T19" style:family="text">
      <style:text-properties style:font-name="Liberation Sans2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2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>
      <style:text-properties officeooo:rsid="00b96797"/>
    </style:style>
    <style:style style:name="T41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.2091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32486824" text:style-name="Heading_20_Note">
          <text:list-item>
            <text:p text:style-name="P29">Poznámka:</text:p>
          </text:list-item>
        </text:list>
        <text:p text:style-name="P7">Vše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Anglický originál byl vydán v </text:span><text:span text:style-name="Emphasis"><text:date style:data-style-name="N34" text:date-value="2020-01-24T16:08:18.399668326">lednu</text:date></text:span><text:span text:style-name="Emphasis"><text:s/></text:span><text:span text:style-name="Emphasis"><text:date style:data-style-name="N121" text:date-value="2020-01-24T16:08:18.39976199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otevřeme soubor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me účet v </text:span><text:span text:style-name="T8">LibreOffice Online</text:span><text:span text:style-name="T29">, bude zahrnovat osobní oblast pro uložení našich souborů, tj. váš „domovský adresář“. Ale protože je LOOL víceuživatelská aplikace, je mnohem cennější, že můžeme spolupracovat na </text:span><text:span text:style-name="T8">dokumentech</text:span><text:span text:style-name="T29"> uložených na serveru. Pokud je v našem účtu soubor, na kterém bychom chtěli spolupracovat s kolegou, můžem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11376547" text:style-name="L1">
        <text:list-item>
          <text:p text:style-name="P32"><text:span text:style-name="T27">Pro sdílení můžem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m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6.6929in" draw:z-index="7"><draw:text-box fo:min-height="3.8244in"><text:p text:style-name="Figure"><draw:frame draw:style-name="fr2" draw:name="Image5" text:anchor-type="paragraph" svg:width="6.3807in" style:rel-width="95%" svg:height="3.6457in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pan text:style-name="T40">V</text:span>ýběr tlačítka sdílení v seznamu souborů cloudu</text:p></draw:text-box></draw:frame></text:p>
      <text:p text:style-name="P17">Při kterékoli z těchto metod se zobrazí podokno Sdílení, které n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6.6929in" draw:z-index="9"><draw:text-box fo:min-height="3.8244in"><text:p text:style-name="Figure"><draw:frame draw:style-name="fr3" draw:name="Image6" text:anchor-type="paragraph" svg:width="6.5681in" style:rel-width="98%" svg:height="3.6146in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me do dokumentu. Ve výchozím nastavení jsou novým spolupracovníkům udělena následující oprávnění:</text:p>
      <text:list xml:id="list95471487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m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5.5819in" draw:z-index="11"><draw:text-box fo:min-height="4.1866in"><text:p text:style-name="Figure"><draw:frame draw:style-name="fr2" draw:name="Image7" text:anchor-type="paragraph" svg:width="5.4043in" style:rel-width="97%" svg:height="4.0528in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společně s kolegou otevřeme stejný soubor na různých počítačích, můžem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m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6.6929in" draw:z-index="1"><draw:text-box fo:min-height="2.6866in"><text:p text:style-name="Figure"><draw:frame draw:style-name="fr2" draw:name="Image2" text:anchor-type="paragraph" svg:width="6.5366in" style:rel-width="98%" svg:height="2.6244in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6.6929in" draw:z-index="3"><draw:text-box fo:min-height="3.1181in"><text:p text:style-name="Figure"><draw:frame draw:style-name="fr2" draw:name="Image3" text:anchor-type="paragraph" svg:width="6.589in" style:rel-width="98%" svg:height="3.0693in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6.6929in" draw:z-index="5"><draw:text-box fo:min-height="5.4618in"><text:p text:style-name="Figure"><draw:frame draw:style-name="fr2" draw:name="Image4" text:anchor-type="paragraph" svg:width="6.2736in" style:rel-width="94%" svg:height="5.1193in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07806537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 nutné potřebovat pokračovat v ukládání souboru běžným způsobem... a jeden uživatel, který soubor uloží, také uloží úpravy druhého uživatele.</text:p>
        </text:list-item>
      </text:list>
      <text:p text:style-name="P13">Ale pokud jsme si vědomi těchto upozornění, LOOL poskytuje velmi pohodlný způsob, jak může skupina spolupracovníků rychle a snadno provádět změny v dokumentech, aniž by bylo nutné přesouvat nebo posílat soubory mezi sebou e-mailem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jednotlivých aplikacích obsahuje také možnost exportovat aktuální soubor do různých formátů v závislosti na aplikaci:</text:span></text:p>
      <text:list xml:id="list403896572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5.5819in" draw:z-index="13"><draw:text-box fo:min-height="3.1555in"><text:p text:style-name="Figure"><draw:frame draw:style-name="fr2" draw:name="Image8" text:anchor-type="paragraph" svg:width="5.4327in" style:rel-width="97%" svg:height="3.0709in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60818998446262" text:continue-list="list1532486824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soubor oddělený od svého zdrojového dokumentu v LOOL. Můžeme provést revize v jiném softwaru (včetně LibreOffice, konkurenční desktopové kancelářské sady nebo jiné online aplikace), ale tyto změny se neprojeví v souboru v LOOL, dokud jej znovu nenahrajeme a nepřepíšem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373324080" text:style-name="L5">
        <text:list-item>
          <text:p text:style-name="P37">Můžeme použít vestavěnou funkci tisku LOOL, nebo;</text:p>
        </text:list-item>
        <text:list-item>
          <text:p text:style-name="P37">Soubor si můžeme stáhnout ve vhodném formátu a vytisknout jej pomocí desktopové aplikace.</text:p>
        </text:list-item>
      </text:list>
      <text:p text:style-name="P16"><text:span text:style-name="T9">Pokud zvolíme první, je důležité, abychom k této funkci přistupovali buď tlačítkem 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298930836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me populární klávesovou zkratku </text:span><text:span text:style-name="LOKeystroke">Ctrl-p</text:span><text:span text:style-name="T26">, je možné, že ve skutečnosti vyvoláme funkci </text:span>tisku ve vašem prohlížeči. Účelem této funkce je vytisknout celou webovou stránku, která, protože se týká LOOL, zahrnuje nejen obsah dokumentu, ale také prvky jako nabídky a <text:span text:style-name="T26">záhlaví. Náhled tisku by nám měl ukázat, zda jsme omylem tiskli tímto způsobem, abychom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2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3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2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3" meta:non-whitespace-character-count="6193"/>
    <meta:user-defined meta:name="Guide Name">Guide Name</meta:user-defined>
    <meta:user-defined meta:name="LibreOffive Version" meta:value-type="float">6.3</meta:user-defined>
  </office:meta>
</office:document-meta>
</file>